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64f5" officeooo:paragraph-rsid="0017c382"/>
    </style:style>
    <style:style style:name="P2" style:family="paragraph" style:parent-style-name="Standard">
      <style:text-properties officeooo:rsid="001664f5" officeooo:paragraph-rsid="0019a00f"/>
    </style:style>
    <style:style style:name="P3" style:family="paragraph" style:parent-style-name="Standard">
      <style:text-properties officeooo:rsid="0019a00f" officeooo:paragraph-rsid="0019a00f"/>
    </style:style>
    <style:style style:name="P4" style:family="paragraph" style:parent-style-name="Standard">
      <style:text-properties officeooo:rsid="001b285d" officeooo:paragraph-rsid="001b285d"/>
    </style:style>
    <style:style style:name="P5" style:family="paragraph" style:parent-style-name="Standard">
      <style:text-properties officeooo:rsid="001b99c3" officeooo:paragraph-rsid="001b99c3"/>
    </style:style>
    <style:style style:name="P6" style:family="paragraph" style:parent-style-name="Standard">
      <style:text-properties fo:font-weight="bold" officeooo:rsid="001b285d" officeooo:paragraph-rsid="001b285d" style:font-weight-asian="bold" style:font-weight-complex="bold"/>
    </style:style>
    <style:style style:name="P7" style:family="paragraph" style:parent-style-name="Standard">
      <style:text-properties fo:font-weight="bold" officeooo:rsid="0019a00f" officeooo:paragraph-rsid="0019a00f" style:font-weight-asian="bold" style:font-weight-complex="bold"/>
    </style:style>
    <style:style style:name="P8" style:family="paragraph" style:parent-style-name="Standard">
      <style:text-properties fo:font-weight="bold" officeooo:rsid="001664f5" officeooo:paragraph-rsid="0017c382" style:font-weight-asian="bold" style:font-weight-complex="bold"/>
    </style:style>
    <style:style style:name="P9" style:family="paragraph" style:parent-style-name="Standard">
      <style:text-properties fo:font-weight="bold" officeooo:rsid="001664f5" officeooo:paragraph-rsid="001664f5" style:font-weight-asian="bold" style:font-weight-complex="bold"/>
    </style:style>
    <style:style style:name="P10" style:family="paragraph" style:parent-style-name="Standard">
      <style:text-properties fo:font-weight="bold" officeooo:rsid="001d2c58" officeooo:paragraph-rsid="001d2c58" style:font-weight-asian="bold" style:font-weight-complex="bold"/>
    </style:style>
    <style:style style:name="P11" style:family="paragraph" style:parent-style-name="Standard">
      <style:text-properties fo:font-weight="normal" officeooo:rsid="001664f5" officeooo:paragraph-rsid="0017c382" style:font-weight-asian="normal" style:font-weight-complex="normal"/>
    </style:style>
    <style:style style:name="P12" style:family="paragraph" style:parent-style-name="Standard">
      <style:text-properties fo:font-weight="normal" officeooo:rsid="001d2c58" officeooo:paragraph-rsid="001d2c58" style:font-weight-asian="normal" style:font-weight-complex="normal"/>
    </style:style>
    <style:style style:name="T1" style:family="text">
      <style:text-properties officeooo:rsid="0019a0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1.</text:p>
      <text:p text:style-name="P1">set serveroutput on<text:line-break/>declare<text:line-break/> <text:s text:c="3"/>apellido employees.last_name%type;<text:line-break/>begin<text:line-break/> <text:s text:c="3"/>select last_name into apellido from employees order by hire_date asc fetch first 1 rows only;<text:line-break/><text:line-break/> <text:s text:c="3"/>dbms_output.put_line('Apellido: ' || apellido);<text:line-break/>end;</text:p>
      <text:p text:style-name="P11"/>
      <text:p text:style-name="P8">2.</text:p>
      <text:p text:style-name="P2">set serveroutput on<text:line-break/>declare<text:line-break/> <text:s text:c="3"/>idPedido employees.department_id%type;<text:line-break/> <text:s text:c="3"/>checks integer;<text:line-break/> <text:s text:c="3"/>nombreDepartamento departments.department_name%type;<text:line-break/> <text:s text:c="3"/>nombreManager employees.first_name%type;<text:line-break/> <text:s text:c="3"/>noDepartamento exception;<text:line-break/>begin<text:line-break/> <text:s text:c="3"/>idPedido := &amp;dameDame;<text:line-break/> <text:s text:c="3"/>select count(*) into checks from departments where department_id=idPedido;<text:line-break/> <text:s text:c="3"/>if checks is null or checks = 0<text:line-break/> <text:s text:c="3"/>then<text:line-break/> <text:s text:c="7"/>raise noDepartamento;<text:line-break/> <text:s text:c="3"/>end if;<text:line-break/> <text:s text:c="3"/><text:line-break/> <text:s text:c="3"/>select count(*) into checks from employees where department_id=idPedido;<text:line-break/> <text:s text:c="3"/>if checks is null or checks = 0<text:line-break/> <text:s text:c="3"/>then<text:line-break/> <text:s text:c="7"/>dbms_output.put_line('El departamento no tiene empleados');<text:line-break/> <text:s text:c="3"/>end if;<text:line-break/> <text:s text:c="3"/><text:line-break/> <text:s text:c="3"/>select employees.first_name, departments.department_name into nombreManager, nombreDepartamento<text:line-break/> <text:s text:c="3"/>from employees join departments on departments.department_id=employees.department_id<text:line-break/> <text:s text:c="3"/>where employees.employee_id=(select manager_id from departments where departments.department_id=idPedido);<text:line-break/> <text:s text:c="3"/><text:line-break/> <text:s text:c="3"/>dbms_output.put_line('Departamento: ' || nombreDepartamento || ' || Manager: ' || nombreManager || ' || Nº empleados: ' || checks);<text:line-break/> <text:s text:c="3"/><text:line-break/> <text:s text:c="3"/>exception<text:line-break/> <text:s text:c="3"/>when noDepartamento then dbms_output.put_line('No existe departamento con esa ID');</text:p>
      <text:p text:style-name="P2"><text:s text:c="4"/><text:span text:style-name="T1">when others then </text:span>dbms_output.put_line('<text:span text:style-name="T1">Ha ocurrido un error inesperado</text:span>');<text:line-break/>end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oft-page-break/>3.</text:p>
      <text:p text:style-name="P3">set serveroutput on<text:line-break/>declare<text:line-break/> <text:s text:c="3"/>letra char;<text:line-break/> <text:s text:c="3"/>nombre employees.first_name%type;<text:line-break/> <text:s text:c="3"/>apellido employees.last_name%type;<text:line-break/> <text:s text:c="3"/>curro jobs.job_title%type;<text:line-break/> <text:s text:c="3"/>emailS employees.email%type;<text:line-break/> <text:s text:c="3"/>cursor cursorEjercicio is select first_name, last_name, job_title, email from employees<text:line-break/> <text:s text:c="3"/>join jobs on employees.job_id=jobs.job_id where substr(email, 1, 1)=letra;<text:line-break/>begin<text:line-break/> <text:s text:c="3"/>letra := '&amp;dameDame';<text:line-break/> <text:s text:c="3"/>letra := UPPER(letra);<text:line-break/> <text:s text:c="3"/>open cursorEjercicio;<text:line-break/> <text:s text:c="3"/>fetch cursorEjercicio into nombre, apellido, curro, emailS;<text:line-break/> <text:s text:c="3"/>while cursorEjercicio%found loop<text:line-break/> <text:s text:c="7"/>dbms_output.put_line('Nombre: ' || nombre || ' || Apellido: ' || apellido || ' || Email: ' || emailS || ' || Trabajo: ' || curro);<text:line-break/> <text:s text:c="7"/>fetch cursorEjercicio into nombre, apellido, curro, emailS;<text:line-break/> <text:s text:c="3"/>end loop;<text:line-break/> <text:s text:c="3"/>close cursorEjercicio;<text:line-break/>end;</text:p>
      <text:p text:style-name="P3"/>
      <text:p text:style-name="P6">4.</text:p>
      <text:p text:style-name="P5">FUNCION</text:p>
      <text:p text:style-name="P4">create or replace function CUBO (numero float) return varchar2<text:line-break/>is<text:line-break/> <text:s text:c="3"/>mayor exception;<text:line-break/>begin<text:line-break/> <text:s text:c="3"/>if numero&gt;1000 then<text:line-break/> <text:s text:c="7"/>raise mayor;<text:line-break/> <text:s text:c="3"/>end if;<text:line-break/> <text:s text:c="3"/>return numero*numero*numero;<text:line-break/> <text:s text:c="3"/><text:line-break/> <text:s text:c="3"/>exception<text:line-break/> <text:s text:c="3"/>when mayor then return 'Se ha producido un error';<text:line-break/>end;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soft-page-break/>5.</text:p>
      <text:p text:style-name="P10"/>
      <text:p text:style-name="P12">create or replace procedure LISTA_EMPLEADOS (ciudad locations.city%type)<text:line-break/>is<text:line-break/> <text:s text:c="3"/>ciudadSelect locations.city%type;<text:line-break/> <text:s text:c="3"/>numEmpleados integer;<text:line-break/> <text:s text:c="3"/>nombre employees.first_name%type;<text:line-break/> <text:s text:c="3"/>cursor cursorEjercicio is select department_name, city, count(first_name) as empleados from employees<text:line-break/> <text:s text:c="3"/>join departments on employees.department_id=departments.department_id<text:line-break/> <text:s text:c="3"/>join locations on departments.location_id=locations.location_id<text:line-break/> <text:s text:c="3"/>where city=ciudad group by department_name, city;<text:line-break/>begin<text:line-break/> <text:s text:c="3"/>open cursorEjercicio;<text:line-break/> <text:s text:c="3"/>fetch cursorEjercicio into nombre, ciudadSelect, numEmpleados;<text:line-break/> <text:s text:c="3"/>while cursorEjercicio%found loop<text:line-break/> <text:s text:c="7"/>dbms_output.put_line('Nombre: ' || nombre || ' || Ciudad: ' || ciudadSelect || ' || Empleados: ' || numEmpleados);<text:line-break/> <text:s text:c="7"/>fetch cursorEjercicio into nombre, ciudadSelect, numEmpleados;<text:line-break/> <text:s text:c="3"/>end loop;<text:line-break/> <text:s text:c="3"/>close cursorEjercicio;<text:line-break/>end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2T18:35:00.233000000</meta:creation-date>
    <dc:date>2022-05-12T20:34:43.707000000</dc:date>
    <meta:editing-duration>PT1M41S</meta:editing-duration>
    <meta:editing-cycles>1</meta:editing-cycles>
    <meta:document-statistic meta:table-count="0" meta:image-count="0" meta:object-count="0" meta:page-count="3" meta:paragraph-count="12" meta:word-count="354" meta:character-count="3418" meta:non-whitespace-character-count="2770"/>
    <meta:generator>LibreOffice/7.2.3.2$Windows_X86_64 LibreOffice_project/d166454616c1632304285822f9c83ce2e660fd92</meta:generator>
  </office:meta>
</office:document-meta>
</file>